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bebebe" draw:textarea-horizontal-align="justify" draw:textarea-vertical-align="middle" draw:auto-grow-height="false" fo:min-height="11.55cm" fo:min-width="0.4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00" draw:fill-color="#e6e6e6" draw:textarea-horizontal-align="justify" draw:textarea-vertical-align="middle" draw:auto-grow-height="false" fo:min-height="2.096cm" fo:min-width="2.933cm"/>
    </style:style>
    <style:style style:name="gr4" style:family="graphic" style:parent-style-name="standard">
      <style:graphic-properties draw:stroke="none" svg:stroke-color="#3465a4" draw:fill="solid" draw:fill-color="#968f8f" draw:textarea-horizontal-align="justify" draw:textarea-vertical-align="middle" draw:auto-grow-height="false" fo:min-height="0.106cm" fo:min-width="0.702cm"/>
    </style:style>
    <style:style style:name="gr5" style:family="graphic" style:parent-style-name="standard">
      <style:graphic-properties svg:stroke-color="#000000" draw:fill-color="#e6e6e6" draw:textarea-horizontal-align="justify" draw:textarea-vertical-align="middle" draw:auto-grow-height="false" fo:min-height="0.629cm" fo:min-width="5.326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291cm" fo:min-width="3.314cm"/>
    </style:style>
    <style:style style:name="gr7" style:family="graphic" style:parent-style-name="standard">
      <style:graphic-properties draw:stroke="none" svg:stroke-color="#000000" draw:fill-color="#968f8f" draw:textarea-horizontal-align="justify" draw:textarea-vertical-align="middle" draw:auto-grow-height="false" fo:min-height="1.239cm" fo:min-width="0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55cm" fo:min-width="5.974cm"/>
    </style:style>
    <style:style style:name="gr9" style:family="graphic" style:parent-style-name="standard">
      <style:graphic-properties svg:stroke-color="#000000" draw:fill-color="#e6e6e6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stroke="none" svg:stroke-color="#3465a4" draw:fill-color="#968f8f" draw:textarea-horizontal-align="justify" draw:textarea-vertical-align="middle" draw:auto-grow-height="false" fo:min-height="0.106cm" fo:min-width="0.814cm"/>
    </style:style>
    <style:style style:name="gr11" style:family="graphic" style:parent-style-name="standard">
      <style:graphic-properties draw:stroke="none" svg:stroke-color="#3465a4" draw:fill-color="#968f8f" draw:textarea-horizontal-align="justify" draw:textarea-vertical-align="middle" draw:auto-grow-height="false" fo:min-height="0.46cm" fo:min-width="1cm"/>
    </style:style>
    <style:style style:name="gr12" style:family="graphic" style:parent-style-name="standard">
      <style:graphic-properties svg:stroke-color="#000000" draw:fill-color="#e6e6e6" draw:textarea-horizontal-align="justify" draw:textarea-vertical-align="middle" draw:auto-grow-height="false" fo:min-height="0.629cm" fo:min-width="5.2cm"/>
    </style:style>
    <style:style style:name="gr13" style:family="graphic" style:parent-style-name="standard">
      <style:graphic-properties draw:stroke="none" svg:stroke-color="#000000" draw:fill="solid" draw:fill-color="#bebebe" draw:textarea-horizontal-align="justify" draw:textarea-vertical-align="middle" draw:auto-grow-height="false" fo:min-height="6.55cm" fo:min-width="0.4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2.05cm" fo:min-width="5.2cm"/>
    </style:style>
    <style:style style:name="gr15" style:family="graphic" style:parent-style-name="standard">
      <style:graphic-properties svg:stroke-color="#000000" draw:fill-color="#e6e6e6" draw:textarea-horizontal-align="justify" draw:textarea-vertical-align="middle" draw:auto-grow-height="false" fo:min-height="0.65cm" fo:min-width="2.1cm"/>
    </style:style>
    <style:style style:name="P1" style:family="paragraph">
      <loext:graphic-properties draw:fill="solid" draw:fill-color="#bebeb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Noto Sans" fo:font-size="10pt" style:font-size-asian="10pt" style:font-size-complex="10pt"/>
    </style:style>
    <style:style style:name="P4" style:family="paragraph">
      <loext:graphic-properties draw:fill-color="#e6e6e6"/>
      <style:paragraph-properties fo:text-align="center"/>
      <style:text-properties fo:color="#000000" style:font-name="Noto Sans" fo:font-size="10pt" style:font-size-asian="10pt" style:font-size-complex="10pt"/>
    </style:style>
    <style:style style:name="P5" style:family="paragraph">
      <loext:graphic-properties draw:fill="solid" draw:fill-color="#968f8f"/>
      <style:paragraph-properties fo:text-align="center"/>
    </style:style>
    <style:style style:name="P6" style:family="paragraph">
      <loext:graphic-properties draw:fill-color="#e6e6e6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dddddd"/>
      <style:paragraph-properties fo:text-align="center"/>
      <style:text-properties style:font-name="Noto Sans" fo:font-size="10pt" style:font-size-asian="10pt" style:font-size-complex="10pt"/>
    </style:style>
    <style:style style:name="P8" style:family="paragraph">
      <loext:graphic-properties draw:fill-color="#968f8f"/>
      <style:paragraph-properties fo:text-align="center"/>
    </style:style>
    <style:style style:name="P9" style:family="paragraph">
      <loext:graphic-properties draw:fill-color="#e6e6e6"/>
      <style:paragraph-properties fo:text-align="center"/>
      <style:text-properties style:font-name="Noto Sans" fo:font-size="10pt" style:font-size-asian="10pt" style:font-size-complex="10pt"/>
    </style:style>
    <style:style style:name="T1" style:family="text">
      <style:text-properties fo:color="#000000" style:font-name="Noto Sans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11.8cm" svg:x="8.926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8cm" svg:height="0.962cm" draw:transform="rotate (-1.5707963267949) translate (9.852cm 2.9cm)">
          <draw:text-box>
            <text:p text:style-name="P2"><text:span text:style-name="T1">16 Bit Data Bus</text:span></text:p>
          </draw:text-box>
        </draw:frame>
        <draw:custom-shape draw:style-name="gr3" draw:text-style-name="P4" draw:layer="layout" svg:width="3.433cm" svg:height="2.346cm" svg:x="3.993cm" svg:y="3.4cm">
          <text:p text:style-name="P2"><text:span text:style-name="T1">Register</text:span></text:p>
          <text:p text:style-name="P2"><text:span text:style-name="T1">File</text:span></text:p>
          <text:p text:style-name="P2"><text:span text:style-name="T1">R0-R3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0.71cm" svg:x="7.426cm" svg:y="4.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5.826cm" svg:height="0.879cm" svg:x="1.6cm" svg:y="12.1cm">
          <text:p text:style-name="P2"><text:span text:style-name="T2">Instruction Regist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4cm" svg:height="2.541cm" svg:x="3.612cm" svg:y="7.859cm">
          <text:p text:style-name="P2"><text:span text:style-name="T3">Control and</text:span></text:p>
          <text:p text:style-name="P2"><text:span text:style-name="T3">Instruction</text:span></text:p>
          <text:p text:style-name="P2"><text:span text:style-name="T3">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7cm" svg:height="1.7cm" svg:x="5.152cm" svg:y="10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6.474cm" svg:height="1.8cm" svg:x="11.326cm" svg:y="10.4cm">
          <text:p text:style-name="P2"><text:span text:style-name="T3">AL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9cm" svg:height="0.9cm" svg:x="11.326cm" svg:y="12.2cm">
          <text:p text:style-name="P2"><text:span text:style-name="T3">Accu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cm" svg:height="0.71cm" svg:x="7.426cm" svg:y="12.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5cm" svg:height="0.71cm" svg:x="9.826cm" svg:y="10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5cm" svg:height="0.71cm" svg:x="9.826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5.7cm" svg:height="0.879cm" svg:x="11.3cm" svg:y="4.6cm">
          <text:p text:style-name="P2"><text:span text:style-name="T3">MPT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7cm" svg:height="0.879cm" svg:x="11.3cm" svg:y="6.121cm">
          <text:p text:style-name="P2"><text:span text:style-name="T3">Program Coun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71cm" svg:x="7.426cm" svg:y="8.8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9cm" svg:height="6.8cm" svg:x="18.526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71cm" svg:x="17cm" svg:y="4.7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5cm" svg:height="0.71cm" svg:x="17cm" svg:y="6.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6.8cm" svg:height="0.962cm" draw:transform="rotate (-1.5707963267949) translate (19.426cm 2cm)">
          <draw:text-box>
            <text:p text:style-name="P2"><text:span text:style-name="T1">16 Bit Address Bus</text:span></text:p>
          </draw:text-box>
        </draw:frame>
        <draw:custom-shape draw:style-name="gr14" draw:text-style-name="P7" draw:layer="layout" svg:width="5.7cm" svg:height="2.3cm" svg:x="11.326cm" svg:y="1.6cm">
          <text:p text:style-name="P2"><text:span text:style-name="T3">Memory+ROM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cm" svg:height="0.71cm" svg:x="17.026cm" svg:y="2.4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5cm" svg:height="0.71cm" svg:x="9.826cm" svg:y="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5cm" svg:height="0.71cm" svg:x="9.8cm" svg:y="4.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9" draw:layer="layout" svg:width="5.7cm" svg:height="0.879cm" svg:x="11.3cm" svg:y="7.6cm">
          <text:p text:style-name="P2"><text:span text:style-name="T3">Stack Poin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5cm" svg:height="0.71cm" svg:x="17cm" svg:y="7.67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5cm" svg:height="0.71cm" svg:x="9.8cm" svg:y="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1.5cm" svg:height="0.71cm" svg:x="9.8cm" svg:y="7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9" draw:layer="layout" svg:width="2.6cm" svg:height="0.9cm" svg:x="15.2cm" svg:y="12.2cm">
          <text:p text:style-name="P2"><text:span text:style-name="T3">Flag B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09:26:57.252588959</meta:creation-date>
    <dc:date>2019-08-04T12:55:19.119233993</dc:date>
    <meta:editing-duration>PT4H14M53S</meta:editing-duration>
    <meta:editing-cycles>12</meta:editing-cycles>
    <meta:generator>LibreOffice/6.0.7.3$Linux_X86_64 LibreOffice_project/00m0$Build-3</meta:generator>
    <meta:document-statistic meta:object-count="28"/>
  </office:meta>
</office:document-meta>
</file>